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B800000417B85C76306905DC78.png" manifest:media-type="image/png"/>
  <manifest:file-entry manifest:full-path="Pictures/10000001000005B8000004179FEEC4F0DD66C55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17cm" svg:height="12.157cm" draw:z-index="0"><draw:image xlink:href="Pictures/10000001000005B8000004179FEEC4F0DD66C550.png" xlink:type="simple" xlink:show="embed" xlink:actuate="onLoad" draw:mime-type="image/png"/></draw:frame><draw:frame draw:style-name="fr1" draw:name="Image2" text:anchor-type="char" svg:x="0.291cm" svg:y="13.294cm" svg:width="17cm" svg:height="12.157cm" draw:z-index="1"><draw:image xlink:href="Pictures/10000001000005B800000417B85C76306905DC7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48:36.137269525</meta:creation-date>
    <dc:date>2023-10-25T16:49:04.791046955</dc:date>
    <meta:editing-duration>PT29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